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style:font-name="Microsoft Sans Serif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Microsoft Sans Serif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Microsoft Sans Seri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Microsoft Sans Serif"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style:font-name="Microsoft Sans Serif" style:text-underline-style="none" fo:font-weight="normal" style:font-weight-asian="normal" style:font-weight-complex="normal"/>
    </style:style>
    <style:style style:name="P10" style:family="paragraph" style:parent-style-name="Standard" style:list-style-name="L2">
      <style:text-properties style:font-name="Microsoft Sans Serif" style:text-underline-style="none" fo:font-weight="normal" style:font-weight-asian="normal" style:font-weight-complex="normal"/>
    </style:style>
    <style:style style:name="P11" style:family="paragraph" style:parent-style-name="Standard" style:list-style-name="L2">
      <style:text-properties style:font-name="Microsoft Sans Serif" style:text-underline-style="none" fo:font-weight="normal" officeooo:paragraph-rsid="001e4a3e" style:font-weight-asian="normal" style:font-weight-complex="normal"/>
    </style:style>
    <style:style style:name="P12" style:family="paragraph" style:parent-style-name="Standard" style:list-style-name="L3">
      <style:text-properties style:font-name="Microsoft Sans Serif" style:text-underline-style="none" fo:font-weight="normal" style:font-weight-asian="normal" style:font-weight-complex="normal"/>
    </style:style>
    <style:style style:name="P13" style:family="paragraph" style:parent-style-name="Standard" style:list-style-name="L4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Microsoft Sans Serif" fo:font-style="normal" style:text-underline-style="none" fo:font-weight="normal" officeooo:rsid="0018fbfa" officeooo:paragraph-rsid="0018fbfa" style:font-style-asian="normal" style:font-weight-asian="normal" style:font-style-complex="normal" style:font-weight-complex="normal"/>
    </style:style>
    <style:style style:name="P15" style:family="paragraph" style:parent-style-name="Standard" style:list-style-name="L5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6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8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9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0">
      <style:text-properties style:font-name="Microsoft Sans Serif" fo:font-style="normal" style:text-underline-style="none" fo:font-weight="normal" officeooo:paragraph-rsid="001e4a3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officeooo:paragraph-rsid="001e4a3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Microsoft Sans Serif" fo:font-style="italic" style:text-underline-style="none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text-line-through-style="solid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7">
      <style:text-properties style:text-line-through-style="solid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c73a"/>
    </style:style>
    <style:style style:name="T4" style:family="text">
      <style:text-properties officeooo:rsid="001ddead"/>
    </style:style>
    <style:style style:name="T5" style:family="text">
      <style:text-properties officeooo:rsid="001e4a3e"/>
    </style:style>
    <style:style style:name="T6" style:family="text">
      <style:text-properties fo:language="cs" fo:country="CZ" officeooo:rsid="001e4a3e"/>
    </style:style>
    <style:style style:name="T7" style:family="text">
      <style:text-properties fo:language="cs" fo:country="CZ" officeooo:rsid="001ecd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Communication Protocol between the User and the System</text:p>
      <text:p text:style-name="P1"/>
      <text:p text:style-name="P1">At the Server:</text:p>
      <text:list xml:id="list37193090" text:style-name="L1">
        <text:list-item>
          <text:p text:style-name="P9">If a port number is not specified in the program paramaters:</text:p>
        </text:list-item>
      </text:list>
      <text:list xml:id="list37180879" text:style-name="L2">
        <text:list-item>
          <text:list>
            <text:list-item>
              <text:p text:style-name="P10">Server writes a question to the stdout, asking for a port to listen at</text:p>
            </text:list-item>
            <text:list-item>
              <text:p text:style-name="P10">User writes a number denoting the port number, to the stdin</text:p>
            </text:list-item>
          </text:list>
        </text:list-item>
        <text:list-item>
          <text:p text:style-name="P11"><text:span text:style-name="T5">If no directory is specified in the program parameters, a question is printed to stdout, asking for a path to the directory used for saving data.</text:span></text:p>
          <text:list>
            <text:list-item>
              <text:p text:style-name="P10">User writes a path to the stdin</text:p>
            </text:list-item>
          </text:list>
        </text:list-item>
        <text:list-item>
          <text:p text:style-name="P11"><text:span text:style-name="T5">The size of the granted disc space is printed to stdout</text:span></text:p>
        </text:list-item>
      </text:list>
      <text:p text:style-name="P2"/>
      <text:p text:style-name="P1">At the Client Machine <text:span text:style-name="T5">in the Console Mode</text:span>:</text:p>
      <text:list xml:id="list37190815" text:style-name="L3">
        <text:list-item>
          <text:p text:style-name="P12">If the following input information is not specified in the program arguments:</text:p>
          <text:list>
            <text:list-item>
              <text:p text:style-name="P12">The system asks for a machine to connect to. </text:p>
            </text:list-item>
            <text:list-item>
              <text:p text:style-name="P12">User enters the address of the server. Multiple formats are allowed, both by name or the numbered notation</text:p>
            </text:list-item>
            <text:list-item>
              <text:p text:style-name="P12">The system asks for the port to connect to</text:p>
            </text:list-item>
            <text:list-item>
              <text:p text:style-name="P12">User enters the number of the port</text:p>
            </text:list-item>
            <text:list-item>
              <text:p text:style-name="P12">The system asks for a command.</text:p>
            </text:list-item>
            <text:list-item>
              <text:p text:style-name="P12">User enters a single command. <text:span text:style-name="T1">(See "user commands")</text:span></text:p>
            </text:list-item>
          </text:list>
        </text:list-item>
      </text:list>
      <text:p text:style-name="P8"/>
      <text:p text:style-name="P21"><text:span text:style-name="T5">At the Client Machine in the Graphical Mode:</text:span></text:p>
      <text:list xml:id="list37716847" text:style-name="L10">
        <text:list-item>
          <text:p text:style-name="P19"><text:span text:style-name="T5">After starting the application, user enters the computer URI and port number of the desired server into the designated fields.</text:span></text:p>
        </text:list-item>
        <text:list-item>
          <text:p text:style-name="P19"><text:span text:style-name="T5">A new window appears, consisting of a tree-like directory </text:span><text:span text:style-name="T6">structure of the server file database. </text:span></text:p>
        </text:list-item>
        <text:list-item>
          <text:p text:style-name="P19"><text:span text:style-name="T6">To download a file from server:</text:span></text:p>
          <text:list>
            <text:list-item>
              <text:p text:style-name="P19"><text:span text:style-name="T6">Select the source file or directory to download.</text:span></text:p>
            </text:list-item>
            <text:list-item>
              <text:p text:style-name="P19"><text:span text:style-name="T6">Click the „Get“ button.</text:span></text:p>
            </text:list-item>
            <text:list-item>
              <text:p text:style-name="P19"><text:span text:style-name="T6">In the file selection dialog, select the destination file or directory. In case the source is a directory, destination can only be a directory.</text:span></text:p>
            </text:list-item>
            <text:list-item>
              <text:p text:style-name="P19"><text:span text:style-name="T6">Wait until the operation completes.</text:span></text:p>
            </text:list-item>
          </text:list>
        </text:list-item>
        <text:list-item>
          <text:p text:style-name="P19"><text:span text:style-name="T6">To upload a file to server:</text:span></text:p>
          <text:list>
            <text:list-item>
              <text:p text:style-name="P19"><text:span text:style-name="T6">Select the destination in the server browsing window. If the destination is a regular file, you can only upload a regular file. It would become a new version of the destination file regardless of it's name.</text:span></text:p>
            </text:list-item>
            <text:list-item>
              <text:p text:style-name="P19"><text:span text:style-name="T6">Click the „Add“ button.</text:span></text:p>
            </text:list-item>
            <text:list-item>
              <text:p text:style-name="P19"><text:span text:style-name="T6">Select the source file or directory.</text:span></text:p>
            </text:list-item>
            <text:list-item>
              <text:p text:style-name="P19"><text:span text:style-name="T6">Wait until the operation completes.</text:span></text:p>
            </text:list-item>
          </text:list>
        </text:list-item>
      </text:list>
      <text:p text:style-name="P5"/>
      <text:p text:style-name="P5">At the Client Machine at Scheduler class:</text:p>
      <text:list xml:id="list37187444" text:style-name="L4">
        <text:list-item>
          <text:p text:style-name="P13">User is asked for a local path to be regularly monitored</text:p>
        </text:list-item>
        <text:list-item>
          <text:p text:style-name="P13">User is asked to enter a target path on the server virtual filesystem, to which the local path will be mapped.</text:p>
        </text:list-item>
        <text:list-item>
          <text:p text:style-name="P13">Finally, the user enters a time interval in seconds, in which the local path will be checked for changes.</text:p>
        </text:list-item>
      </text:list>
      <text:p text:style-name="P3"/>
      <text:p text:style-name="P5">How to specify the input and configuration data in the program parameters:</text:p>
      <text:p text:style-name="P3">The common "switch" mechanism is used. Important: if any switch is defined, all the other must be defined as well.</text:p>
      <text:p text:style-name="P7"><text:soft-page-break/>cz.filipekt.Client:</text:p>
      <text:p text:style-name="P3">As the first parameters, a request must be specified. </text:p>
      <text:p text:style-name="P3">What follows are the switches:</text:p>
      <text:p text:style-name="P3"><text:tab/>-c COMP_ADDR .. specifies the address of the server to connect to</text:p>
      <text:p text:style-name="P3"><text:tab/>-p PORT_NUM ... specifies the port number to be used on the server machine</text:p>
      <text:p text:style-name="P3">Example: </text:p>
      <text:p text:style-name="P8">java -cp Program.jar cz.filipekt.Client add LocalFile.txt TargetFile.<text:span text:style-name="T3">txt</text:span> -c localhost -p 6666</text:p>
      <text:p text:style-name="P3"/>
      <text:p text:style-name="P7">cz.filipekt.Server:</text:p>
      <text:p text:style-name="P3"><text:tab/>-p PORT_NUM ... specifies the port number to be used for listening</text:p>
      <text:p text:style-name="P14">There is also an optional second switch, which does not have to follow in case port is specified:</text:p>
      <text:p text:style-name="P14"><text:tab/>-space AVAILABLE_SPACE ... specified the number of bytes on disc granted for the use by the application. If the switch is not present, no limit is set.</text:p>
      <text:p text:style-name="P14"><text:tab/><text:span text:style-name="T7">-home HOME_DIR … specifies the directory containing all of the server data files</text:span></text:p>
      <text:p text:style-name="P3"/>
      <text:p text:style-name="P4">User commands <text:span text:style-name="T4">in the command line mode</text:span></text:p>
      <text:p text:style-name="P3">The user enters the commands to the client part of the system. The commands roughly correspond to the operations descibed in section 2 (A Complex Description).</text:p>
      <text:p text:style-name="P3"/>
      <text:list xml:id="list37197272" text:style-name="L5">
        <text:list-item>
          <text:p text:style-name="P15">To add a new file to the system or a new version to an already present file we use the command</text:p>
        </text:list-item>
      </text:list>
      <text:p text:style-name="P3"><text:tab/><text:tab/><text:span text:style-name="T2">add</text:span> &lt;SOURCE_FILE&gt; [TARGET_FILE]</text:p>
      <text:p text:style-name="P3"><text:tab/>where &lt;SOURCE_FILE&gt; denotes the name of the local file to be added, <text:s/><text:tab/>[TARGET_FILE] is the path on the server machine (default value is equal to the <text:tab/>filename of the source file). If the target file is already present, a new version is <text:tab/>added, if not, a whole new record is created.</text:p>
      <text:p text:style-name="P3"/>
      <text:list xml:id="list37210113" text:style-name="L6">
        <text:list-item>
          <text:p text:style-name="P16">To obtain a file from the server, we use</text:p>
        </text:list-item>
      </text:list>
      <text:p text:style-name="P3"><text:tab/><text:tab/><text:span text:style-name="T2">get</text:span> &lt;FILE&gt; [VERSION_NUMBER]</text:p>
      <text:p text:style-name="P3"><text:tab/>where &lt;FILE&gt; is the name of the file to get. [VERSION_NUMBER] is an optional <text:tab/>argument. If it is not specified, the current version is fetched. If its value is a non-<text:tab/>positive integer n, (current-n)-th version is obtained, if the value is a positive integer <text:tab/>n, n-th version is requested, counting from <text:span text:style-name="T7">zero as </text:span>the first version inserted.</text:p>
      <text:p text:style-name="P3"/>
      <text:list xml:id="list37198788" text:style-name="L7">
        <text:list-item>
          <text:p text:style-name="P24">When we want to delete a version of a file, we use </text:p>
        </text:list-item>
      </text:list>
      <text:p text:style-name="P23"><text:tab/><text:tab/><text:span text:style-name="T2">del</text:span> &lt;FILE&gt; [version]</text:p>
      <text:p text:style-name="P23"><text:tab/>where the usage is similar to the <text:span text:style-name="T1">get</text:span> <text:s/>command. The only difference is, in case we <text:tab/>ommit [version]<text:span text:style-name="T1"> </text:span>, all versions are deleted and the record for the file as well, not just <text:tab/>the latest version as in case of "add".</text:p>
      <text:p text:style-name="P3"/>
      <text:list xml:id="list37196594" text:style-name="L8">
        <text:list-item>
          <text:p text:style-name="P17">If you want to see the contents of the whole database, use </text:p>
        </text:list-item>
      </text:list>
      <text:p text:style-name="P3"><text:tab/><text:tab/><text:span text:style-name="T2">list</text:span></text:p>
      <text:p text:style-name="P3"><text:tab/>with no arguments.</text:p>
      <text:p text:style-name="P3"/>
      <text:list xml:id="list37191795" text:style-name="L9">
        <text:list-item>
          <text:p text:style-name="P18">To quit the client program, use the command</text:p>
        </text:list-item>
      </text:list>
      <text:p text:style-name="P3"><text:tab/><text:tab/><text:span text:style-name="T2">exit</text:span></text:p>
      <text:p text:style-name="P3"><text:tab/>with no parame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22:56:25.23</meta:creation-date>
    <meta:generator>LibreOffice/3.6$Windows_x86 LibreOffice_project/a9a0717-273e462-768e6e3-978247f-65e65f</meta:generator>
    <dc:date>2013-01-02T18:42:20.49</dc:date>
    <meta:editing-duration>PT3H17M35S</meta:editing-duration>
    <meta:editing-cycles>17</meta:editing-cycles>
    <meta:document-statistic meta:table-count="0" meta:image-count="0" meta:object-count="0" meta:page-count="2" meta:paragraph-count="64" meta:word-count="825" meta:character-count="4543" meta:non-whitespace-character-count="3780"/>
  </office:meta>
</office:document-meta>
</file>